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selection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selection+manual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NOT(ISBLANK([.B2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3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4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5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6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7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8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9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0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1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2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3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4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5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6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7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8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19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0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1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2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3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4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5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table:formula="of:=NOT(ISBLANK([.B26]))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</table:table>
      <table:table table:name="not-found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NOT(ISBLANK([.B2])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NOT(ISBLANK([.B3])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NOT(ISBLANK([.B4])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NOT(ISBLANK([.B5])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  <table:table table:name="not-clear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</table:table>
      <table:table table:name="not-clear-from-v2" table:style-name="ta1">
        <table:table-row>
          <table:table-cell office:value-type="string">
            <text:p>external_id</text:p>
          </table:table-cell>
          <table:table-cell office:value-type="string">
            <text:p>name_one</text:p>
          </table:table-cell>
          <table:table-cell office:value-type="string">
            <text:p>name_two</text:p>
          </table:table-cell>
          <table:table-cell office:value-type="string">
            <text:p>size</text:p>
          </table:table-cell>
          <table:table-cell office:value-type="string">
            <text:p>winery_name</text:p>
          </table:table-cell>
          <table:table-cell office:value-type="string">
            <text:p>country</text:p>
          </table:table-cell>
          <table:table-cell office:value-type="string">
            <text:p>vintage</text:p>
          </table:table-cell>
          <table:table-cell office:value-type="string">
            <text:p>currency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Unnamed: 10</text:p>
          </table:table-cell>
          <table:table-cell office:value-type="string">
            <text:p>reason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Bir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Grand Cru </text:p>
          </table:table-cell>
          <table:table-cell office:value-type="string"/>
          <table:table-cell office:value-type="string"/>
          <table:table-cell office:value-type="string">
            <text:p>Moret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Weissen</text:p>
          </table:table-cell>
          <table:table-cell office:value-type="string"/>
          <table:table-cell office:value-type="string"/>
          <table:table-cell office:value-type="string">
            <text:p>Aynger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Chiara 4.9 </text:p>
          </table:table-cell>
          <table:table-cell office:value-type="string"/>
          <table:table-cell office:value-type="string"/>
          <table:table-cell office:value-type="string">
            <text:p>Dolomi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Bionda </text:p>
          </table:table-cell>
          <table:table-cell office:value-type="string"/>
          <table:table-cell office:value-type="string"/>
          <table:table-cell office:value-type="string">
            <text:p>Birra di Parm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Scura </text:p>
          </table:table-cell>
          <table:table-cell office:value-type="string"/>
          <table:table-cell office:value-type="string"/>
          <table:table-cell office:value-type="string">
            <text:p>Kozen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Grappe e Distill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Distillato di genziana 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Distillato di ginepr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Distillato di Mel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Capovill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Grappa di Capo di St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Grappa Classic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Grappa Prosecco Cherry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Prime Uve Bianch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Prime Uve Ner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Grappa di Rabos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3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Grappa Quero Va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Grappa di Barbaresc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Grappa di Costa Russi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Grappa di Barol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rappa Sarpa Oro</text:p>
          </table:table-cell>
          <table:table-cell office:value-type="string"/>
          <table:table-cell office:value-type="string"/>
          <table:table-cell office:value-type="string">
            <text:p>P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Grappa Williams</text:p>
          </table:table-cell>
          <table:table-cell office:value-type="string"/>
          <table:table-cell office:value-type="string"/>
          <table:table-cell office:value-type="string">
            <text:p>Ron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Camomilla e Con Grappa</text:p>
          </table:table-cell>
          <table:table-cell office:value-type="string"/>
          <table:table-cell office:value-type="string"/>
          <table:table-cell office:value-type="string">
            <text:p>Negr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Whisk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Ballantine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Glen Grant 5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Jack Daniel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Chivas Regal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The Macallan Amber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The Macallan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Glen Fiddi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lenfiddish Special Reserv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Lagavulin 16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Laphroaig Quarter Cask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Glenmorangie 10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Glenmorangie Lasanta Sherry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Glenmorangie Quinta Ruban Port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Glenmorangie Nectar d'Or Sauternes Cask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Springbank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M.Couvreur Fleeting oltre 10 anni quercia e pedro ximenez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M.Couvreur Blossoming Auld Sherried oltre 18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8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Ardbeg 10 yo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5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Ben Roma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Cao Ila Connoisseurs choice 2004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Cao Ila Coopers choice 1991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Caol Ila 1990 17 anni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Caol Ila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Caol Ila The Coopers Silver Seal 17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Brandy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Villa Zarri 25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Villa Zarri 23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Villa Zarri 10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Co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The Forgotten Cask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Poire Peyrot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Peyrot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9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Remy Marti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Hennessy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Hennessy XO Extra O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Park Grande Champagn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A.E. Dor xo Cognac Grande Champag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Louise Roye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A.E.Do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Moulin rouge xo Fillio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0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Arma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Bas Armagnac Dartigalong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Bas Armagnac Datigalongue hors d’a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Bas Armagnac Clos Martin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Bas Armagnac Darroze Les Grandes Assemblages 12yo €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Bas Armagnac Les Sables Fauves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Rhum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Dos Maderas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Abuelo 15 yo Napole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Diplomatic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Millionario 15 res.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Homere Clement rhum agricole martiniq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Homere Clement rhum agricole vie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Nation Peruano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Nation Jamaica sherry finish 5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Santa Teresa Metodo Sol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Por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Ramos Pinto RP10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Churchill Vintag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>
            <text:p>16</text:p>
          </table:table-cell>
          <table:table-cell office:value-type="string">
            <text:p>€</text:p>
          </table:table-cell>
          <table:table-cell office:value-type="string">
            <text:p>€ 1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Vodk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Mamont Vodk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Moskovskay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Belved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Belvedere Altitude editi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Saké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Gjk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Vermout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Vermouth Tenuta Fertuna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4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Lynx vermouth bian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emi: 375 m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hampagne &amp; ..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etodo Class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Prosec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Vini Bia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Gewurztraminer Praeposit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‘19</text:p>
          </table:table-cell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Umb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Camp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Vini bianch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Vini Ros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Vini Ros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zienda Agricola Quinta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Montever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Loredan e Gaspa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Serafini Vido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Brigald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oso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Lorenzo Beg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Zen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Alleg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Le Sal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olo Cot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Ma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Corte Gi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Sp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Villa Spino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La Mont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Azienda Agricola Puntoze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Azienda Agricola Nico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Azienda Agricola Inam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Bert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Pian della V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Val de Po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Azienda Agricola Montebrec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A &amp; G De Marti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Cantina di Bolzano Gries / Santa Maddale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Gump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enuta J. Hofstätt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Carlotto Ferrucc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Cantina di Terme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Gottar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Girl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Barone de Cl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Cantina Rotal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Waldgr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Schreckbichl/Colterenz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Elena Wal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Franz Ha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Marcus Prackwiers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ilvio Jerman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Mi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Borgo Con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Schioppe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Antico Broil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Mero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Cantina Produttori di Cormon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Russiz Superiore Marc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Azienda Agricola La Viar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Alexis Parascho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Castello di Buttr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Conte d’Attimis Maniag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Lis Ner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Travagl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Azienza Agricola Neg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Ciabot Roero Riser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Viet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Azienda Vinicola Re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G.D.Vaj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Aia V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Avignone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Orm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San Leon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Tenuta “Il Fantone”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Fra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Marchesi Frescobal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Mastroj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Corte dei 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Azienda Agricola Tenuta Lu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Marchesi Mazze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Urlari Perv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Caccia al Pia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Mosene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Az. Agricola S.Caterina Tenuta Tre Ro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Vigna Spunt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San Fe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Biondi Sa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Castello d’Albo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Val di S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La Fiori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Emilia Roma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Otello Cec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Umani Ro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Pet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Sici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Vign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Plane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Firri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Cottan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Fondo Ant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Spadafo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Azienda Agricola Monte Ross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Santa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Ferruccio De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Argiol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Cantina d'Is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Masi Tupung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Vinicent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Vini Ross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Franc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Chateau Mouton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Chateau Clarke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Dourthe n 1 Borde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Château Carteau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Château Gigogn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Chans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Chateau Moulin Haut-Laroq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Domaine George Joillo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Domaine Reverdy Ducro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M.Chapuoti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Clos de l’Oratoire des Pap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E. Guiga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Chateau Rauzan-Seg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Domaine de l'Arjol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U.S.A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aym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Ci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Sud Afric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Neil El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Laiba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Svizz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Cantina il Cavali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Germ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Weingut Martin Wassm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Aust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Stift Kloster Neuburg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Argenti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Vini da desser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mpagne 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Krug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900,00</text:p>
          </table:table-cell>
          <table:table-cell office:value-type="string">
            <text:p>2 166 ed, 2 Grande cuvee pre 08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hampagne </text:p>
          </table:table-cell>
          <table:table-cell office:value-type="string">
            <text:p>Collection 244</text:p>
          </table:table-cell>
          <table:table-cell office:value-type="string"/>
          <table:table-cell office:value-type="string">
            <text:p>Roederer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10,00</text:p>
          </table:table-cell>
          <table:table-cell office:value-type="string">
            <text:p>10 244, 3 242, 2 243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Franciacorta</text:p>
          </table:table-cell>
          <table:table-cell office:value-type="string">
            <text:p>Cabochon Fuoriserie </text:p>
          </table:table-cell>
          <table:table-cell office:value-type="string"/>
          <table:table-cell office:value-type="string">
            <text:p>Monte Rossa</text:p>
          </table:table-cell>
          <table:table-cell office:value-type="string">
            <text:p>IT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0,00</text:p>
          </table:table-cell>
          <table:table-cell office:value-type="string">
            <text:p>7 n. 023, 5 n. 024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Ribolla gialla</text:p>
          </table:table-cell>
          <table:table-cell office:value-type="string"/>
          <table:table-cell office:value-type="string"/>
          <table:table-cell office:value-type="string">
            <text:p>Damijan</text:p>
          </table:table-cell>
          <table:table-cell office:value-type="string"/>
          <table:table-cell office:value-type="string">
            <text:p>19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Togliere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Auslese </text:p>
          </table:table-cell>
          <table:table-cell office:value-type="string"/>
          <table:table-cell office:value-type="string">
            <text:p>375 ml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€</text:p>
          </table:table-cell>
          <table:table-cell office:value-type="string">
            <text:p>€ 50,00</text:p>
          </table:table-cell>
          <table:table-cell office:value-type="string">
            <text:p>3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Moscato Rosa "Praepositus"</text:p>
          </table:table-cell>
          <table:table-cell office:value-type="string"/>
          <table:table-cell office:value-type="string"/>
          <table:table-cell office:value-type="string">
            <text:p>Abbazia di Novacella</text:p>
          </table:table-cell>
          <table:table-cell office:value-type="string"/>
          <table:table-cell office:value-type="string">
            <text:p>‘20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